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A000000CFF2E10CAD3B912F38.jpg" manifest:media-type="image/jpeg"/>
  <manifest:file-entry manifest:full-path="Pictures/100000000000029B0000010199264F109F42BD4A.jpg" manifest:media-type="image/jpeg"/>
  <manifest:file-entry manifest:full-path="Pictures/100000000000018D000000CA4BCAC922C3ABA980.jpg" manifest:media-type="image/jpeg"/>
  <manifest:file-entry manifest:full-path="Pictures/10000000000002280000012D7CD1CA95A13E5EF4.png" manifest:media-type="image/png"/>
  <manifest:file-entry manifest:full-path="Pictures/10000000000001FA000001235C9C9FAF33324DE2.jpg" manifest:media-type="image/jpeg"/>
  <manifest:file-entry manifest:full-path="Pictures/10000000000001E20000016AD3630D0C371B4B3D.jpg" manifest:media-type="image/jpeg"/>
  <manifest:file-entry manifest:full-path="Pictures/10000000000000B0000000663EC02D6C7180F49B.png" manifest:media-type="image/png"/>
  <manifest:file-entry manifest:full-path="Pictures/100000000000020D000001324968E4FE9B8E1B22.jpg" manifest:media-type="image/jpeg"/>
  <manifest:file-entry manifest:full-path="Pictures/10000000000001F500000104AA92980F30CCE971.jpg" manifest:media-type="image/jpeg"/>
  <manifest:file-entry manifest:full-path="Pictures/100000000000005D000000791F5B3119A8D38AB2.png" manifest:media-type="image/png"/>
  <manifest:file-entry manifest:full-path="Pictures/10000000000002630000005696DB900EDD3881CB.png" manifest:media-type="image/png"/>
  <manifest:file-entry manifest:full-path="Pictures/100000000000021100000132681BB8C925B3925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0cm" svg:y="0.037cm" svg:width="17cm" svg:height="6.549cm" draw:z-index="0"><draw:image xlink:href="Pictures/100000000000029B0000010199264F109F42BD4A.jpg" xlink:type="simple" xlink:show="embed" xlink:actuate="onLoad" loext:mime-type="image/jpeg"/></draw:frame><draw:frame draw:style-name="fr1" draw:name="Изображение2" text:anchor-type="char" svg:x="0cm" svg:y="6.585cm" svg:width="10.504cm" svg:height="5.345cm" draw:z-index="1"><draw:image xlink:href="Pictures/100000000000018D000000CA4BCAC922C3ABA980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3" text:anchor-type="char" svg:x="0cm" svg:y="0.473cm" svg:width="13.388cm" svg:height="7.699cm" draw:z-index="2"><draw:image xlink:href="Pictures/10000000000001FA000001235C9C9FAF33324DE2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4" text:anchor-type="char" svg:x="0cm" svg:y="0.381cm" svg:width="12.965cm" svg:height="5.477cm" draw:z-index="3"><draw:image xlink:href="Pictures/10000000000001EA000000CFF2E10CAD3B912F38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5" text:anchor-type="char" svg:x="0.219cm" svg:y="0.222cm" svg:width="12.753cm" svg:height="9.578cm" draw:z-index="4"><draw:image xlink:href="Pictures/10000000000001E20000016AD3630D0C371B4B3D.jpg" xlink:type="simple" xlink:show="embed" xlink:actuate="onLoad" loext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6" text:anchor-type="char" svg:x="0.219cm" svg:y="0.062cm" svg:width="13.891cm" svg:height="8.096cm" draw:z-index="5"><draw:image xlink:href="Pictures/100000000000020D000001324968E4FE9B8E1B22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7" text:anchor-type="char" svg:x="0.339cm" svg:y="0.037cm" svg:width="13.256cm" svg:height="6.879cm" draw:z-index="6"><draw:image xlink:href="Pictures/10000000000001F500000104AA92980F30CCE971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8" text:anchor-type="char" svg:x="0.086cm" svg:y="0.196cm" svg:width="14.605cm" svg:height="7.964cm" draw:z-index="7"><draw:image xlink:href="Pictures/10000000000002280000012D7CD1CA95A13E5EF4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9" text:anchor-type="char" svg:x="-0.046cm" svg:y="0.369cm" svg:width="4.657cm" svg:height="2.699cm" draw:z-index="8"><draw:image xlink:href="Pictures/10000000000000B0000000663EC02D6C7180F49B.png" xlink:type="simple" xlink:show="embed" xlink:actuate="onLoad" loext:mime-type="image/png"/></draw:frame><draw:frame draw:style-name="fr1" draw:name="Изображение10" text:anchor-type="char" svg:x="5.032cm" svg:y="0.369cm" svg:width="2.461cm" svg:height="3.201cm" draw:z-index="9"><draw:image xlink:href="Pictures/100000000000005D000000791F5B3119A8D38AB2.png" xlink:type="simple" xlink:show="embed" xlink:actuate="onLoad" loext:mime-type="image/png"/></draw:frame></text:p>
      <text:p text:style-name="Standard"/>
      <text:p text:style-name="Standard"><draw:frame draw:style-name="fr1" draw:name="Изображение11" text:anchor-type="char" svg:x="-0.085cm" svg:y="2.662cm" svg:width="16.166cm" svg:height="2.275cm" draw:z-index="10"><draw:image xlink:href="Pictures/10000000000002630000005696DB900EDD3881CB.png" xlink:type="simple" xlink:show="embed" xlink:actuate="onLoad" loext:mime-type="image/png"/></draw:frame><draw:frame draw:style-name="fr1" draw:name="Изображение12" text:anchor-type="char" svg:x="0.471cm" svg:y="4.935cm" svg:width="13.996cm" svg:height="8.096cm" draw:z-index="11"><draw:image xlink:href="Pictures/100000000000021100000132681BB8C925B392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16M53S</meta:editing-duration>
    <meta:editing-cycles>6</meta:editing-cycles>
    <meta:generator>LibreOffice/6.4.2.2$Windows_x86 LibreOffice_project/4e471d8c02c9c90f512f7f9ead8875b57fcb1ec3</meta:generator>
    <dc:date>2021-02-19T20:51:52.625000000</dc:date>
    <meta:document-statistic meta:table-count="0" meta:image-count="12" meta:object-count="0" meta:page-count="3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